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48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8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4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28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style:style style:name="P2" style:family="paragraph">
      <style:paragraph-properties fo:line-height="100.00%" fo:text-align="left" fo:margin-bottom="10.00pt"/>
    </style:style>
    <style:style style:name="P3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/></text:p>
      <text:p text:style-name="P1"><text:span text:style-name="T1"><text:s text:c="4"/></text:span><text:span text:style-name="T2">D</text:span><text:span text:style-name="T3">OCKER Theory:</text:span></text:p>
      <text:p text:style-name="P1"><text:span text:style-name="T4">Docker-<text:s text:c="2"/>Docker is an open source centralized platform designed to build, deploy and run applications. Docker written in 'go' language, was first release in 2013. Docker is a container management system and is available for widows, linux and macos. Docker engine allows you to create and manage docker containers, docker images, docker hub and docker desktop.</text:span></text:p>
      <text:p text:style-name="P1"><text:span text:style-name="T4">Docker uses container on the host operating system to run applications it allows applications to use the same linux kernel as a system on the host computer, rather than creating a whole virtual operating system. We can install docker on any perating system but docker natively runs on linux distribution.</text:span></text:p>
      <text:p text:style-name="P1"><text:span text:style-name="T4">Docker is a tool that performs OS level<text:s text:c="2"/>Virtualization, also known as contenerization. Before docker many users faces the problem that a perticular code is running<text:s text:c="2"/>in developers system but not on users system.</text:span></text:p>
      <text:p text:style-name="P1"><text:span text:style-name="T4">Docker is a set<text:s text:c="2"/>of Platform as a service that uses OS level Virtualization whereas VMware uses Hardware level<text:s text:c="2"/>Virtualization.</text:span></text:p>
      <text:p text:style-name="P1"><text:span text:style-name="T4"/></text:p>
      <text:p text:style-name="P1"><text:span text:style-name="T5">Advantages Of Docker :-</text:span></text:p>
      <text:p text:style-name="P1"><text:span text:style-name="T6">1] Less Cost</text:span></text:p>
      <text:p text:style-name="P1"><text:span text:style-name="T6">2] Light weight - It uses less resources of our system.</text:span></text:p>
      <text:p text:style-name="P1"><text:span text:style-name="T6">3] No pre allocation of RAM - There is no need to allocate all the memory<text:s text:c="4"/>blocks after the startup.</text:span></text:p>
      <text:p text:style-name="P1"><text:span text:style-name="T6">4] Countinous Integration effeciency -<text:s text:c="2"/>Docker enable you to build a container image and use that same image for every step of the deployment process.</text:span></text:p>
      <text:p text:style-name="P1"><text:span text:style-name="T6">5] It can run on Physical Hardware / Virtual Hardware or on Cloud.</text:span></text:p>
      <text:p text:style-name="P1"><text:span text:style-name="T6">6] You can reuse the image.</text:span></text:p>
      <text:p text:style-name="P1"><text:span text:style-name="T6">7] It took very less time to create container.</text:span></text:p>
      <text:p text:style-name="P1"><text:span text:style-name="T6"/></text:p>
      <text:p text:style-name="P1"><text:span text:style-name="T7">Disadvanatges Of Docker :-</text:span></text:p>
      <text:p text:style-name="P1"><text:span text:style-name="T8">1] Docker is not good solution for applications that requires rich Graphical user interface.</text:span></text:p>
      <text:p text:style-name="P1"><text:span text:style-name="T8">2] Difficult to mange large amount of containers.</text:span></text:p>
      <text:p text:style-name="P1"><text:span text:style-name="T8">3] No solution for data recovery and backup.</text:span></text:p>
      <text:p text:style-name="P1"><text:span text:style-name="T8">4] Docker does not provide Cross-platform compatibility<text:s text:c="2"/>means if an application is designed to run in a docker container on windows, then it cant run on linux or vice-versa.</text:span></text:p>
      <text:p text:style-name="P1"><text:span text:style-name="T8">5] Docker is suitable when developers OS and testing<text:s text:c="2"/>OS are same, if the OS is different, we should use virtual machine.</text:span></text:p>
      <text:p text:style-name="P1"><text:span text:style-name="T8"/></text:p>
      <text:p text:style-name="P1"><text:span text:style-name="T9">Docker Components :-</text:span></text:p>
      <text:p text:style-name="P1"><text:span text:style-name="T10">1] Docker Daemon / Engine -</text:span></text:p>
      <text:p text:style-name="P1"><text:span text:style-name="T10">Docker Daemon runs on host operating system. It is responsible for running containers to manage docker services. Docker daemon can communicate with other daemons.</text:span></text:p>
      <text:p text:style-name="P1"><text:span text:style-name="T10">2] Docker Client -</text:span></text:p>
      <text:p text:style-name="P1"><text:span text:style-name="T10">Docker users can interact docker through docker client. Docker client uses docker commands and Rest Api to communicate with docker daemon. When a client runs a Server command on the docker client terminal, the client terminal sends these docker command to docker daemon. It is possible for docker client to communicate with more than one daemon.</text:span></text:p>
      <text:p text:style-name="P1"><text:span text:style-name="T10">3] Docker Host -</text:span></text:p>
      <text:p text:style-name="P1"><text:span text:style-name="T10">Docker host is used to provide an environment to execute and run applications it contains the docker daemon, images, containers, networks and stages.</text:span></text:p>
      <text:p text:style-name="P1"><text:span text:style-name="T10">4] Docker Hub/ Registry -</text:span></text:p>
      <text:p text:style-name="P1"><text:span text:style-name="T10">Docker Registry manages and stores the docker images. These aree two types registries in the docker.</text:span></text:p>
      <text:p text:style-name="P1"><text:span text:style-name="T10">1) Public Registry - Public registry is also called as Docker Hub. You can browse public docker images and also store and view private docker images.</text:span></text:p>
      <text:p text:style-name="P1"><text:span text:style-name="T10">2) Private Registry - Private registry is used to share images within the enterprise. A private registry is a Docker registry where access to docker images are restricted to authenticated users.</text:span></text:p>
      <text:p text:style-name="P1"><text:span text:style-name="T10">5] Docker Images -</text:span></text:p>
      <text:p text:style-name="P1"><text:span text:style-name="T10">Docker images are the read only binary templates used to create docker containers.<text:s text:c="34"/>or<text:s text:c="88"/>A single file with all dependecies and Configuration required to run a program.</text:span></text:p>
      <text:p text:style-name="P1"><text:span text:style-name="T10">Ways to create images.<text:s text:c="20"/></text:span></text:p>
      <text:p text:style-name="P1"><text:span text:style-name="T10">1) Take image from docker hub.</text:span></text:p>
      <text:p text:style-name="P1"><text:span text:style-name="T10">2) Create image from docker file.</text:span></text:p>
      <text:p text:style-name="P1"><text:span text:style-name="T10">3) Create image from existing docker containers.</text:span></text:p>
      <text:p text:style-name="P1"><text:span text:style-name="T10">6] Docker Container -</text:span></text:p>
      <text:p text:style-name="P1"><text:span text:style-name="T10">Container hold the entire packages hat is needed to run the application<text:s text:c="2"/>or<text:s text:c="3"/>In other words, we can say that, the image is a template and the container is the copy of that template. Continer is like a virtual machine. Images becomes container when they run on docker engine.</text:span></text:p>
      <text:p text:style-name="P2"><draw:frame text:anchor-type="as-char" svg:width="176.95mm" svg:height="111.55mm" style:rel-width="scale" style:rel-height="scale"><draw:object-ole xlink:href="OleObj1"/><draw:image xlink:href="ObjectReplacements/OleObj1"/></draw:frame><text:span text:style-name="T10"/></text:p>
      <text:p text:style-name="P2"><text:span text:style-name="T10"/></text:p>
      <text:p text:style-name="P3"><text:span text:style-name="T10"><text:s text:c="2"/></text:span><text:span text:style-name="T1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